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95cm" fo:min-width="5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95cm" fo:min-width="5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language="en" fo:country="US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xml:id="id7" draw:id="id7" draw:layer="layout" svg:width="5.5cm" svg:height="1.2cm" svg:x="15.301cm" svg:y="16.935cm">
            <text:p text:style-name="P1"><text:span text:style-name="T1">Protected stor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" draw:id="id5" draw:layer="layout" svg:width="5.5cm" svg:height="1.2cm" svg:x="8.9cm" svg:y="16.935cm">
            <text:p text:style-name="P1"><text:span text:style-name="T1">Sett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" draw:id="id1" draw:layer="layout" svg:width="5.5cm" svg:height="1.2cm" svg:x="21.701cm" svg:y="16.935cm">
            <text:p text:style-name="P1"><text:span text:style-name="T1">SHH Conne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4" draw:id="id14" draw:layer="layout" svg:width="5.5cm" svg:height="1.2cm" svg:x="28.1cm" svg:y="16.935cm">
            <text:p text:style-name="P1"><text:span text:style-name="T1">SFTP Conne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xml:id="id2" draw:id="id2" draw:layer="layout" svg:width="5.5cm" svg:height="1.2cm" svg:x="25.3cm" svg:y="27.4cm">
          <text:p text:style-name="P1"><text:span text:style-name="T1">Paramik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.5cm" svg:height="1.2cm" svg:x="18.1cm" svg:y="1.2cm">
          <text:p text:style-name="P1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5.5cm" svg:height="1.2cm" svg:x="17.9cm" svg:y="24.8cm">
          <text:p text:style-name="P1"><text:span text:style-name="T1">Excep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5.5cm" svg:height="1.2cm" svg:x="28.3cm" svg:y="1.2cm">
          <text:p text:style-name="P1"><text:span text:style-name="T1">Help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xml:id="id3" draw:id="id3" draw:layer="layout" svg:width="6.4cm" svg:height="1.2cm" svg:x="11.326cm" svg:y="9.067cm">
            <text:p text:style-name="P1"><text:span text:style-name="T1">Connection Manage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8" draw:id="id8" draw:layer="layout" svg:width="5.5cm" svg:height="1.2cm" svg:x="25.277cm" svg:y="9.067cm">
            <text:p text:style-name="P1"><text:span text:style-name="T1">File Manager 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9" draw:id="id9" draw:layer="layout" svg:width="5.5cm" svg:height="1.2cm" svg:x="31.8cm" svg:y="9.067cm">
            <text:p text:style-name="P1"><text:span text:style-name="T1">Consol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6" draw:id="id6" draw:layer="layout" svg:width="5.5cm" svg:height="1.2cm" svg:x="18.751cm" svg:y="9.067cm">
            <text:p text:style-name="P1"><text:span text:style-name="T1">Password Manage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4" draw:id="id4" draw:layer="layout" svg:width="5.5cm" svg:height="1.2cm" svg:x="4.8cm" svg:y="9.067cm">
            <text:p text:style-name="P1"><text:span text:style-name="T1">Settings Manager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24.451cm" svg:y1="18.135cm" svg:x2="28.05cm" svg:y2="27.4cm" draw:start-shape="id1" draw:start-glue-point="2" draw:end-shape="id2" draw:end-glue-point="0" svg:d="M24451 18135l3599 9265" svg:viewBox="0 0 3600 9266">
          <text:p/>
        </draw:connector>
        <draw:connector draw:style-name="gr3" draw:text-style-name="P3" draw:layer="layout" draw:type="line" svg:x1="14.526cm" svg:y1="10.267cm" svg:x2="24.451cm" svg:y2="16.935cm" draw:start-shape="id3" draw:start-glue-point="2" draw:end-shape="id1" draw:end-glue-point="0" svg:d="M14526 10267l9925 6668" svg:viewBox="0 0 9926 6669">
          <text:p/>
        </draw:connector>
        <draw:connector draw:style-name="gr3" draw:text-style-name="P3" draw:layer="layout" draw:type="line" svg:x1="7.55cm" svg:y1="10.267cm" svg:x2="11.65cm" svg:y2="16.935cm" draw:start-shape="id4" draw:start-glue-point="2" draw:end-shape="id5" draw:end-glue-point="0" svg:d="M7550 10267l4100 6668" svg:viewBox="0 0 4101 6669">
          <text:p/>
        </draw:connector>
        <draw:connector draw:style-name="gr3" draw:text-style-name="P3" draw:layer="layout" draw:type="line" svg:x1="21.501cm" svg:y1="10.267cm" svg:x2="18.051cm" svg:y2="16.935cm" draw:start-shape="id6" draw:start-glue-point="2" draw:end-shape="id7" draw:end-glue-point="0" svg:d="M21501 10267l-3450 6668" svg:viewBox="0 0 3451 6669">
          <text:p/>
        </draw:connector>
        <draw:connector draw:style-name="gr3" draw:text-style-name="P3" draw:layer="layout" draw:type="line" svg:x1="28.027cm" svg:y1="10.267cm" svg:x2="11.65cm" svg:y2="16.935cm" draw:start-shape="id8" draw:start-glue-point="2" draw:end-shape="id5" draw:end-glue-point="0" svg:d="M28027 10267l-16377 6668" svg:viewBox="0 0 16378 6669">
          <text:p/>
        </draw:connector>
        <draw:connector draw:style-name="gr3" draw:text-style-name="P3" draw:layer="layout" draw:type="line" svg:x1="34.55cm" svg:y1="10.267cm" svg:x2="24.451cm" svg:y2="16.935cm" draw:start-shape="id9" draw:start-glue-point="2" draw:end-shape="id1" draw:end-glue-point="0" svg:d="M34550 10267l-10099 6668" svg:viewBox="0 0 10100 6669">
          <text:p/>
        </draw:connector>
        <draw:connector draw:style-name="gr3" draw:text-style-name="P3" draw:layer="layout" draw:type="line" svg:x1="34.55cm" svg:y1="10.267cm" svg:x2="11.65cm" svg:y2="16.935cm" draw:start-shape="id9" draw:start-glue-point="2" draw:end-shape="id5" draw:end-glue-point="0" svg:d="M34550 10267l-22900 6668" svg:viewBox="0 0 22901 6669">
          <text:p/>
        </draw:connector>
        <draw:connector draw:style-name="gr3" draw:text-style-name="P3" draw:layer="layout" draw:type="line" svg:x1="14.526cm" svg:y1="10.267cm" svg:x2="18.051cm" svg:y2="16.935cm" draw:start-shape="id3" draw:start-glue-point="2" draw:end-shape="id7" draw:end-glue-point="0" svg:d="M14526 10267l3525 6668" svg:viewBox="0 0 3526 6669">
          <text:p/>
        </draw:connector>
        <draw:connector draw:style-name="gr3" draw:text-style-name="P3" draw:layer="layout" draw:type="line" svg:x1="20.85cm" svg:y1="2.4cm" svg:x2="7.55cm" svg:y2="9.067cm" draw:start-shape="id10" draw:start-glue-point="2" draw:end-shape="id4" draw:end-glue-point="0" svg:d="M20850 2400l-13300 6667" svg:viewBox="0 0 13301 6668">
          <text:p/>
        </draw:connector>
        <draw:connector draw:style-name="gr3" draw:text-style-name="P3" draw:layer="layout" draw:type="line" svg:x1="20.85cm" svg:y1="2.4cm" svg:x2="14.526cm" svg:y2="9.067cm" draw:start-shape="id10" draw:start-glue-point="2" draw:end-shape="id3" draw:end-glue-point="0" svg:d="M20850 2400l-6324 6667" svg:viewBox="0 0 6325 6668">
          <text:p/>
        </draw:connector>
        <draw:connector draw:style-name="gr3" draw:text-style-name="P3" draw:layer="layout" draw:type="line" svg:x1="20.85cm" svg:y1="2.4cm" svg:x2="28.027cm" svg:y2="9.067cm" draw:start-shape="id10" draw:start-glue-point="2" draw:end-shape="id8" draw:end-glue-point="0" svg:d="M20850 2400l7177 6667" svg:viewBox="0 0 7178 6668">
          <text:p/>
        </draw:connector>
        <draw:connector draw:style-name="gr3" draw:text-style-name="P3" draw:layer="layout" draw:type="line" svg:x1="20.85cm" svg:y1="2.4cm" svg:x2="34.55cm" svg:y2="9.067cm" draw:start-shape="id10" draw:start-glue-point="2" draw:end-shape="id9" draw:end-glue-point="0" svg:d="M20850 2400l13700 6667" svg:viewBox="0 0 13701 6668">
          <text:p/>
        </draw:connector>
        <draw:connector draw:style-name="gr3" draw:text-style-name="P3" draw:layer="layout" draw:type="line" svg:x1="20.85cm" svg:y1="2.4cm" svg:x2="21.501cm" svg:y2="9.067cm" draw:start-shape="id10" draw:start-glue-point="2" draw:end-shape="id6" draw:end-glue-point="0" svg:d="M20850 2400l651 6667" svg:viewBox="0 0 652 6668">
          <text:p/>
        </draw:connector>
        <draw:connector draw:style-name="gr3" draw:text-style-name="P3" draw:layer="layout" draw:type="line" svg:x1="11.65cm" svg:y1="18.135cm" svg:x2="20.65cm" svg:y2="24.8cm" draw:start-shape="id5" draw:start-glue-point="2" draw:end-shape="id11" draw:end-glue-point="0" svg:d="M11650 18135l9000 6665" svg:viewBox="0 0 9001 6666">
          <text:p/>
        </draw:connector>
        <draw:connector draw:style-name="gr3" draw:text-style-name="P3" draw:layer="layout" draw:type="line" svg:x1="18.051cm" svg:y1="18.135cm" svg:x2="20.65cm" svg:y2="24.8cm" draw:start-shape="id7" draw:start-glue-point="2" draw:end-shape="id11" draw:end-glue-point="0" svg:d="M18051 18135l2599 6665" svg:viewBox="0 0 2600 6666">
          <text:p/>
        </draw:connector>
        <draw:connector draw:style-name="gr3" draw:text-style-name="P3" draw:layer="layout" draw:type="line" svg:x1="24.451cm" svg:y1="18.135cm" svg:x2="20.65cm" svg:y2="24.8cm" draw:start-shape="id1" draw:start-glue-point="2" draw:end-shape="id11" draw:end-glue-point="0" svg:d="M24451 18135l-3801 6665" svg:viewBox="0 0 3802 6666">
          <text:p/>
        </draw:connector>
        <draw:custom-shape draw:style-name="gr1" draw:text-style-name="P2" xml:id="id12" draw:id="id12" draw:layer="layout" svg:width="5.5cm" svg:height="1.2cm" svg:x="7.5cm" svg:y="1.2cm">
          <text:p text:style-name="P1"><text:span text:style-name="T1">PyQ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8.1cm" svg:y1="1.8cm" svg:x2="13cm" svg:y2="1.8cm" draw:start-shape="id10" draw:start-glue-point="3" draw:end-shape="id12" draw:end-glue-point="1" svg:d="M18100 1800h-5100" svg:viewBox="0 0 5101 1">
          <text:p/>
        </draw:connector>
        <draw:connector draw:style-name="gr3" draw:text-style-name="P3" draw:layer="layout" draw:type="line" svg:x1="23.6cm" svg:y1="1.8cm" svg:x2="28.3cm" svg:y2="1.8cm" draw:start-shape="id10" draw:start-glue-point="1" draw:end-shape="id13" draw:end-glue-point="3" svg:d="M23600 1800h4700" svg:viewBox="0 0 4701 1">
          <text:p/>
        </draw:connector>
        <draw:connector draw:style-name="gr3" draw:text-style-name="P3" draw:layer="layout" draw:type="line" svg:x1="28.027cm" svg:y1="10.267cm" svg:x2="30.85cm" svg:y2="16.935cm" draw:start-shape="id8" draw:start-glue-point="2" draw:end-shape="id14" draw:end-glue-point="0" svg:d="M28027 10267l2823 6668" svg:viewBox="0 0 2824 6669">
          <text:p/>
        </draw:connector>
        <draw:connector draw:style-name="gr3" draw:text-style-name="P3" draw:layer="layout" draw:type="line" svg:x1="30.85cm" svg:y1="18.135cm" svg:x2="28.05cm" svg:y2="27.4cm" draw:start-shape="id14" draw:start-glue-point="2" draw:end-shape="id2" draw:end-glue-point="0" svg:d="M30850 18135l-2800 9265" svg:viewBox="0 0 2801 9266">
          <text:p/>
        </draw:connector>
        <draw:connector draw:style-name="gr3" draw:text-style-name="P3" draw:layer="layout" draw:type="line" svg:x1="30.85cm" svg:y1="18.135cm" svg:x2="20.65cm" svg:y2="24.8cm" draw:start-shape="id14" draw:start-glue-point="2" draw:end-shape="id11" draw:end-glue-point="0" svg:d="M30850 18135l-10200 6665" svg:viewBox="0 0 10201 66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12:17:05.195751000</meta:creation-date>
    <dc:date>2016-10-07T10:26:22.839709000</dc:date>
    <meta:editing-duration>PT2H7M19S</meta:editing-duration>
    <meta:editing-cycles>4</meta:editing-cycles>
    <meta:generator>LibreOfficeDev/5.1.0.0.beta2$MacOSX_X86_64 LibreOffice_project/53054959a12edc6510f51b94ddc9b73d27aedaf6</meta:generator>
    <meta:document-statistic meta:object-count="37"/>
  </office:meta>
</office:document-meta>
</file>